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5f3"/>
    </style:style>
    <style:style style:name="P2" style:family="paragraph" style:parent-style-name="Standard">
      <style:text-properties officeooo:rsid="001ff16a" officeooo:paragraph-rsid="001ff392"/>
    </style:style>
    <style:style style:name="P3" style:family="paragraph" style:parent-style-name="Standard">
      <style:text-properties officeooo:rsid="001ff16a" officeooo:paragraph-rsid="002035e6"/>
    </style:style>
    <style:style style:name="T1" style:family="text">
      <style:text-properties officeooo:rsid="001c35f3"/>
    </style:style>
    <style:style style:name="T2" style:family="text">
      <style:text-properties officeooo:rsid="001ff392"/>
    </style:style>
    <style:style style:name="T3" style:family="text">
      <style:text-properties officeooo:rsid="00203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niversidade Federal do Rio de Janeiro</text:p>
      <text:p text:style-name="P1">PS-GRIS</text:p>
      <text:p text:style-name="P1">Autor: Pedro Jullian Medina Torres Graca</text:p>
      <text:p text:style-name="P1">TAG: Ethical Hacking</text:p>
      <text:p text:style-name="P1">Aplicador: <text:span text:style-name="T1">Arthur Castro</text:span></text:p>
      <text:p text:style-name="Standard">Descricao: <text:span text:style-name="T1">Redação de forma livre sobre diferença ética entre Hacking Ético e Hackerativismo.</text:span></text:p>
      <text:p text:style-name="Standard"/>
      <text:p text:style-name="P1">-*--*--*--*--*--*--*--*--*--*--*--*--*--*--*--*--*--*--*--*--*--*--*--*--*--*--*--*--*--*--*--*--*--*-</text:p>
      <text:p text:style-name="P1"/>
      <text:p text:style-name="P2"><text:tab/>Quando falamos d<text:span text:style-name="T2">a atitude</text:span> <text:span text:style-name="T1">Hacker temos que lembrar que esta sempre tem uma intenção atrelada. Pode-se usar de conhecimentos de segurança e invasão de sistemas para fins de ganho pessoais (enganar outros/manipular dados afim de roubar dinheiro e/ou informação). Pode-se também para fins de luta social, para fins de estudo e profissional e para fins de brincadeira.</text:span></text:p>
      <text:p text:style-name="P2"><text:span text:style-name="T1"><text:tab/>Todos esses quatro podem ser, ou não, criminais (sendo o primeiro quase sempre). Por isso não é a criminalidade que diferencia o Hacking Ético e o Hackerativismo e sim o objetivo. O primeiro é para fins profissionais e de estudo e o segundo para fins de luta alvejando alguma mudança social.</text:span></text:p>
      <text:p text:style-name="P3"><text:tab/><text:span text:style-name="T2">É importante frisar, em contra ponto ao que disse no inicio, que o Hackerativismo quase sempre é ilegal (apesar de poder ser considerado certo, pois as vezes o que alguém considera certo é ilegal) e que quando falamos de universidade, estamos falando de um ambiente de estudo, pesquisa e extensão. Dentro desse o único tipo de Hacking coerente com a proposta é o Ético, pois, apesar da universidade ser um espaço para debate das mudanças necessárias para o futuro, esta não é o espaço para hackerativismo.</text:span></text:p>
      <text:p text:style-name="P3"><text:tab/><text:span text:style-name="T3">Assim vejo que o GRIS cumpre sua missão na prática do Hacking Ético e iria contra essa missão se aplica-se outro tipo, uma vez que isso iria corromper seus princípios e valores. O hacker Ativismo pode ser válido para uma organização ou pessoas que aceitam a possibilidade da punição e entendem os riscos associados, além de ser muito bem discutido entre os integrantes e os patrocinadores sobre as consequências de seus atos, que podem ser muito maiores do que se pensa. Atacar um banco pode atrapalhar o funcionamento de um hospital. Dessa forma não é espaço da universidade a construção de espaços assim, uma vez que pode ir completamente contra os patrocinadores e os outros integrantes da universidade. Ela é o espaço de discutir e promover mudanças sociais por vias liberais, de realizar pesquisa afim de dialogar com essas necessidades e promover o ensino para ampliar e democratizar esses debates (daí o tripé universitári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7:14:38.695721258</meta:creation-date>
    <dc:date>2020-03-09T18:01:47.844918055</dc:date>
    <meta:editing-duration>PT20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14" meta:character-count="2420" meta:non-whitespace-character-count="2046"/>
  </office:meta>
</office:document-meta>
</file>